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756800164288956056"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4255984433949630348"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296506882719803459"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5581693014229166555"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7"><text:span text:style-name="T2"/></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6T19:29:24.29</dc:date>
    <dc:creator>James Lombardi</dc:creator>
    <meta:editing-duration>P1DT21H55M24S</meta:editing-duration>
    <meta:editing-cycles>259</meta:editing-cycles>
    <meta:generator>OpenOffice/4.1.2$Win32 OpenOffice.org_project/412m3$Build-9782</meta:generator>
    <meta:document-statistic meta:table-count="0" meta:image-count="0" meta:object-count="0" meta:page-count="39" meta:paragraph-count="1039" meta:word-count="11370" meta:character-count="55846"/>
  </office:meta>
</office:document-meta>
</file>